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8000002BED4695AC4D68F028B.jpg" manifest:media-type="image/jpeg"/>
  <manifest:file-entry manifest:full-path="Pictures/10000000000003A8000002BE470DC023FE1E34A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ahoma1" svg:font-family="Tahoma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400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ahoma1" fo:font-size="4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ahoma1" fo:font-size="32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n">
        <style:list-level-properties text:min-label-width="0.953cm"/>
        <style:text-properties fo:font-family="Wingdings" style:font-pitch="variable" fo:color="#8eb3c8" fo:font-size="75%"/>
      </text:list-level-style-bullet>
      <text:list-level-style-bullet text:level="2" text:bullet-char="n">
        <style:list-level-properties text:space-before="1.111cm" text:min-label-width="0.953cm"/>
        <style:text-properties fo:font-family="Wingdings" style:font-pitch="variable" fo:color="#8eb3c8" fo:font-size="75%"/>
      </text:list-level-style-bullet>
      <text:list-level-style-bullet text:level="3" text:bullet-char="n">
        <style:list-level-properties text:space-before="2.223cm" text:min-label-width="0.953cm"/>
        <style:text-properties fo:font-family="Wingdings" style:font-pitch="variable" fo:color="#8eb3c8" fo:font-size="75%"/>
      </text:list-level-style-bullet>
      <text:list-level-style-bullet text:level="4" text:bullet-char="n">
        <style:list-level-properties text:space-before="3.387cm" text:min-label-width="0.953cm"/>
        <style:text-properties fo:font-family="Wingdings" style:font-pitch="variable" fo:color="#8eb3c8" fo:font-size="75%"/>
      </text:list-level-style-bullet>
      <text:list-level-style-bullet text:level="5" text:bullet-char="n">
        <style:list-level-properties text:space-before="4.551cm" text:min-label-width="0.953cm"/>
        <style:text-properties fo:font-family="Wingdings" style:font-pitch="variable" fo:color="#8eb3c8" fo:font-size="75%"/>
      </text:list-level-style-bullet>
      <text:list-level-style-bullet text:level="6" text:bullet-char="n">
        <style:list-level-properties text:space-before="5.821cm" text:min-label-width="0.953cm"/>
        <style:text-properties fo:font-family="Wingdings" style:font-pitch="variable" fo:color="#8eb3c8" fo:font-size="75%"/>
      </text:list-level-style-bullet>
      <text:list-level-style-bullet text:level="7" text:bullet-char="n">
        <style:list-level-properties text:space-before="7.091cm" text:min-label-width="0.953cm"/>
        <style:text-properties fo:font-family="Wingdings" style:font-pitch="variable" fo:color="#8eb3c8" fo:font-size="75%"/>
      </text:list-level-style-bullet>
      <text:list-level-style-bullet text:level="8" text:bullet-char="n">
        <style:list-level-properties text:space-before="8.361cm" text:min-label-width="0.953cm"/>
        <style:text-properties fo:font-family="Wingdings" style:font-pitch="variable" fo:color="#8eb3c8" fo:font-size="75%"/>
      </text:list-level-style-bullet>
      <text:list-level-style-bullet text:level="9" text:bullet-char="n">
        <style:list-level-properties text:space-before="9.631cm" text:min-label-width="0.953cm"/>
        <style:text-properties fo:font-family="Wingdings" style:font-pitch="variable" fo:color="#8eb3c8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0.743cm" svg:height="2.54cm" svg:x="0.423cm" svg:y="14.429cm" presentation:class="title">
          <draw:text-box>
            <text:p text:style-name="P1"><text:span text:style-name="T1">Sample ODP File</text:span></text:p>
          </draw:text-box>
        </draw:frame>
        <draw:frame draw:name="Subtitle 2" presentation:style-name="pr2" draw:text-style-name="P2" draw:layer="layout" svg:width="17.78cm" svg:height="2.081cm" svg:x="0.423cm" svg:y="16.757cm" presentation:class="subtitle">
          <draw:text-box>
            <text:p text:style-name="P3"><text:span text:style-name="T2">St. Cloud Technical Colle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draw:frame draw:name="Title 1" presentation:style-name="pr4" draw:text-style-name="P2" draw:layer="layout" svg:width="22.013cm" svg:height="2.963cm" svg:x="1.905cm" svg:y="0.423cm" presentation:class="title">
          <draw:text-box>
            <text:p text:style-name="P5"><text:span text:style-name="T1">This is a Sample Slide</text:span></text:p>
          </draw:text-box>
        </draw:frame>
        <draw:frame draw:name="Content Placeholder 2" presentation:style-name="pr5" draw:text-style-name="P2" draw:layer="layout" svg:width="22.013cm" svg:height="12.7cm" svg:x="1.905cm" svg:y="4.022cm" presentation:class="outline">
          <draw:text-box>
            <text:list text:style-name="L3">
              <text:list-item>
                <text:p text:style-name="P6"><text:span text:style-name="T2">Here is an outline of bulleted points</text:span></text:p>
              </text:list-item>
              <text:list-item>
                <text:p text:style-name="P6"><text:span text:style-name="T2">You can write content anywhe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ahoma1" svg:font-family="Tahoma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3A8000002BE470DC023FE1E34A9.jpg" xlink:type="simple" xlink:show="embed" xlink:actuate="onLoad"/>
    <draw:fill-image draw:name="a112" xlink:href="Pictures/10000000000003A8000002BE470DC023FE1E34A9.jpg" xlink:type="simple" xlink:show="embed" xlink:actuate="onLoad"/>
    <draw:fill-image draw:name="a164" xlink:href="Pictures/10000000000003A8000002BE470DC023FE1E34A9.jpg" xlink:type="simple" xlink:show="embed" xlink:actuate="onLoad"/>
    <draw:fill-image draw:name="a224" xlink:href="Pictures/10000000000003A8000002BE470DC023FE1E34A9.jpg" xlink:type="simple" xlink:show="embed" xlink:actuate="onLoad"/>
    <draw:fill-image draw:name="a242" xlink:href="Pictures/10000000000003A8000002BE470DC023FE1E34A9.jpg" xlink:type="simple" xlink:show="embed" xlink:actuate="onLoad"/>
    <draw:fill-image draw:name="a256" xlink:href="Pictures/10000000000003A8000002BE470DC023FE1E34A9.jpg" xlink:type="simple" xlink:show="embed" xlink:actuate="onLoad"/>
    <draw:fill-image draw:name="a295" xlink:href="Pictures/10000000000003A8000002BE470DC023FE1E34A9.jpg" xlink:type="simple" xlink:show="embed" xlink:actuate="onLoad"/>
    <draw:fill-image draw:name="a320" xlink:href="Pictures/10000000000003A8000002BE470DC023FE1E34A9.jpg" xlink:type="simple" xlink:show="embed" xlink:actuate="onLoad"/>
    <draw:fill-image draw:name="a33" xlink:href="Pictures/10000000000003A8000002BED4695AC4D68F028B.jpg" xlink:type="simple" xlink:show="embed" xlink:actuate="onLoad"/>
    <draw:fill-image draw:name="a355" xlink:href="Pictures/10000000000003A8000002BE470DC023FE1E34A9.jpg" xlink:type="simple" xlink:show="embed" xlink:actuate="onLoad"/>
    <draw:fill-image draw:name="a390" xlink:href="Pictures/10000000000003A8000002BED4695AC4D68F028B.jpg" xlink:type="simple" xlink:show="embed" xlink:actuate="onLoad"/>
    <draw:fill-image draw:name="a400" xlink:href="Pictures/10000000000003A8000002BE470DC023FE1E34A9.jpg" xlink:type="simple" xlink:show="embed" xlink:actuate="onLoad"/>
    <draw:fill-image draw:name="a55" xlink:href="Pictures/10000000000003A8000002BE470DC023FE1E34A9.jpg" xlink:type="simple" xlink:show="embed" xlink:actuate="onLoad"/>
    <draw:fill-image draw:name="a90" xlink:href="Pictures/10000000000003A8000002BE470DC023FE1E34A9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ffffff" draw:stroke-linejoin="round" svg:stroke-linecap="square" draw:fill-color="#8eb3c8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entral-business-district-design-templat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entral-business-district-design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entral-business-district-design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entral-business-district-design-template-outline1" style:family="presentation">
      <style:graphic-properties draw:stroke="none" draw:fill="none" draw:auto-grow-height="false" draw:fit-to-size="shrink-to-fit" style:shrink-to-fit="true">
        <text:list-style style:name="Master1-Central-business-district-design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entral-business-district-design-template-outline2" style:family="presentation" style:parent-style-name="Master1-Central-business-district-design-template-outline1">
      <style:paragraph-properties fo:margin-top="0.4cm" fo:margin-bottom="0cm"/>
      <style:text-properties fo:font-size="28pt" style:font-size-asian="28pt" style:font-size-complex="28pt"/>
    </style:style>
    <style:style style:name="Master1-Central-business-district-design-template-outline3" style:family="presentation" style:parent-style-name="Master1-Central-business-district-design-template-outline2">
      <style:paragraph-properties fo:margin-top="0.3cm" fo:margin-bottom="0cm"/>
      <style:text-properties fo:font-size="24pt" style:font-size-asian="24pt" style:font-size-complex="24pt"/>
    </style:style>
    <style:style style:name="Master1-Central-business-district-design-template-outline4" style:family="presentation" style:parent-style-name="Master1-Central-business-district-design-template-outline3">
      <style:paragraph-properties fo:margin-top="0.2cm" fo:margin-bottom="0cm"/>
      <style:text-properties fo:font-size="20pt" style:font-size-asian="20pt" style:font-size-complex="20pt"/>
    </style:style>
    <style:style style:name="Master1-Central-business-district-design-template-outline5" style:family="presentation" style:parent-style-name="Master1-Central-business-district-design-template-outline4">
      <style:paragraph-properties fo:margin-top="0.1cm" fo:margin-bottom="0cm"/>
      <style:text-properties fo:font-size="20pt" style:font-size-asian="20pt" style:font-size-complex="20pt"/>
    </style:style>
    <style:style style:name="Master1-Central-business-district-design-template-outline6" style:family="presentation" style:parent-style-name="Master1-Central-business-district-design-template-outline5">
      <style:paragraph-properties fo:margin-top="0.1cm" fo:margin-bottom="0cm"/>
      <style:text-properties fo:font-size="20pt" style:font-size-asian="20pt" style:font-size-complex="20pt"/>
    </style:style>
    <style:style style:name="Master1-Central-business-district-design-template-outline7" style:family="presentation" style:parent-style-name="Master1-Central-business-district-design-template-outline6">
      <style:paragraph-properties fo:margin-top="0.1cm" fo:margin-bottom="0cm"/>
      <style:text-properties fo:font-size="20pt" style:font-size-asian="20pt" style:font-size-complex="20pt"/>
    </style:style>
    <style:style style:name="Master1-Central-business-district-design-template-outline8" style:family="presentation" style:parent-style-name="Master1-Central-business-district-design-template-outline7">
      <style:paragraph-properties fo:margin-top="0.1cm" fo:margin-bottom="0cm"/>
      <style:text-properties fo:font-size="20pt" style:font-size-asian="20pt" style:font-size-complex="20pt"/>
    </style:style>
    <style:style style:name="Master1-Central-business-district-design-template-outline9" style:family="presentation" style:parent-style-name="Master1-Central-business-district-design-template-outline8">
      <style:paragraph-properties fo:margin-top="0.1cm" fo:margin-bottom="0cm"/>
      <style:text-properties fo:font-size="20pt" style:font-size-asian="20pt" style:font-size-complex="20pt"/>
    </style:style>
    <style:style style:name="Master1-Central-business-district-design-template-subtitle" style:family="presentation">
      <style:graphic-properties draw:stroke="none" draw:fill="none" draw:textarea-vertical-align="middle">
        <text:list-style style:name="Master1-Central-business-district-design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entral-business-district-design-template-title" style:family="presentation">
      <style:graphic-properties draw:stroke="none" draw:fill="none" draw:textarea-vertical-align="middle">
        <text:list-style style:name="Master1-Central-business-district-design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bitmap" draw:fill-image-name="a33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bitmap" draw:fill-image-name="a55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bitmap" draw:fill-image-name="a90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bitmap" draw:fill-image-name="a112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bitmap" draw:fill-image-name="a164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bitmap" draw:fill-image-name="a224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bitmap" draw:fill-image-name="a242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bitmap" draw:fill-image-name="a256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bitmap" draw:fill-image-name="a295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bitmap" draw:fill-image-name="a320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bitmap" draw:fill-image-name="a355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3" style:repeat="stretch"/>
    </style:style>
    <style:style style:name="Mdp3" style:family="drawing-page">
      <style:drawing-page-properties draw:background-size="border" draw:fill="bitmap" draw:fill-image-name="a55" style:repeat="stretch"/>
    </style:style>
    <style:style style:name="Mdp4" style:family="drawing-page">
      <style:drawing-page-properties draw:background-size="border" draw:fill="bitmap" draw:fill-image-name="a90" style:repeat="stretch"/>
    </style:style>
    <style:style style:name="Mdp5" style:family="drawing-page">
      <style:drawing-page-properties draw:background-size="border" draw:fill="bitmap" draw:fill-image-name="a112" style:repeat="stretch"/>
    </style:style>
    <style:style style:name="Mdp6" style:family="drawing-page">
      <style:drawing-page-properties draw:background-size="border" draw:fill="bitmap" draw:fill-image-name="a164" style:repeat="stretch"/>
    </style:style>
    <style:style style:name="Mdp7" style:family="drawing-page">
      <style:drawing-page-properties draw:background-size="border" draw:fill="bitmap" draw:fill-image-name="a224" style:repeat="stretch"/>
    </style:style>
    <style:style style:name="Mdp8" style:family="drawing-page">
      <style:drawing-page-properties draw:background-size="border" draw:fill="bitmap" draw:fill-image-name="a242" style:repeat="stretch"/>
    </style:style>
    <style:style style:name="Mdp9" style:family="drawing-page">
      <style:drawing-page-properties draw:background-size="border" draw:fill="bitmap" draw:fill-image-name="a256" style:repeat="stretch"/>
    </style:style>
    <style:style style:name="Mdp10" style:family="drawing-page">
      <style:drawing-page-properties draw:background-size="border" draw:fill="bitmap" draw:fill-image-name="a295" style:repeat="stretch"/>
    </style:style>
    <style:style style:name="Mdp11" style:family="drawing-page">
      <style:drawing-page-properties draw:background-size="border" draw:fill="bitmap" draw:fill-image-name="a320" style:repeat="stretch"/>
    </style:style>
    <style:style style:name="Mdp12" style:family="drawing-page">
      <style:drawing-page-properties draw:background-size="border" draw:fill="bitmap" draw:fill-image-name="a355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Central-business-district-design-templa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Central-business-district-design-templa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Central-business-district-design-templa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Central-business-district-design-templat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Central-business-district-design-templa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Central-business-district-design-templa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339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50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282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ahoma1" fo:font-size="4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ahoma1" fo:font-size="32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ahoma1" fo:font-size="2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ahoma1" fo:font-size="2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ahoma1" fo:font-size="2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ahoma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text-transform="uppercase" fo:color="#ffffff" style:text-line-through-style="none" style:text-line-through-type="none" style:text-position="0% 100%" style:font-name="Tahoma1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ahoma1" fo:font-size="1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Tahoma1" fo:font-size="2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Tahoma1" fo:font-size="16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Tahoma1" fo:font-size="2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Tahoma1" fo:font-size="1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n">
        <style:list-level-properties text:min-label-width="0.953cm"/>
        <style:text-properties fo:font-family="Wingdings" style:font-pitch="variable" fo:color="#8eb3c8" fo:font-size="75%"/>
      </text:list-level-style-bullet>
      <text:list-level-style-bullet text:level="2" text:bullet-char="n">
        <style:list-level-properties text:space-before="1.111cm" text:min-label-width="0.953cm"/>
        <style:text-properties fo:font-family="Wingdings" style:font-pitch="variable" fo:color="#8eb3c8" fo:font-size="75%"/>
      </text:list-level-style-bullet>
      <text:list-level-style-bullet text:level="3" text:bullet-char="n">
        <style:list-level-properties text:space-before="2.223cm" text:min-label-width="0.953cm"/>
        <style:text-properties fo:font-family="Wingdings" style:font-pitch="variable" fo:color="#8eb3c8" fo:font-size="75%"/>
      </text:list-level-style-bullet>
      <text:list-level-style-bullet text:level="4" text:bullet-char="n">
        <style:list-level-properties text:space-before="3.387cm" text:min-label-width="0.953cm"/>
        <style:text-properties fo:font-family="Wingdings" style:font-pitch="variable" fo:color="#8eb3c8" fo:font-size="75%"/>
      </text:list-level-style-bullet>
      <text:list-level-style-bullet text:level="5" text:bullet-char="n">
        <style:list-level-properties text:space-before="4.551cm" text:min-label-width="0.953cm"/>
        <style:text-properties fo:font-family="Wingdings" style:font-pitch="variable" fo:color="#8eb3c8" fo:font-size="75%"/>
      </text:list-level-style-bullet>
      <text:list-level-style-bullet text:level="6" text:bullet-char="n">
        <style:list-level-properties text:space-before="5.821cm" text:min-label-width="0.953cm"/>
        <style:text-properties fo:font-family="Wingdings" style:font-pitch="variable" fo:color="#8eb3c8" fo:font-size="75%"/>
      </text:list-level-style-bullet>
      <text:list-level-style-bullet text:level="7" text:bullet-char="n">
        <style:list-level-properties text:space-before="7.091cm" text:min-label-width="0.953cm"/>
        <style:text-properties fo:font-family="Wingdings" style:font-pitch="variable" fo:color="#8eb3c8" fo:font-size="75%"/>
      </text:list-level-style-bullet>
      <text:list-level-style-bullet text:level="8" text:bullet-char="n">
        <style:list-level-properties text:space-before="8.361cm" text:min-label-width="0.953cm"/>
        <style:text-properties fo:font-family="Wingdings" style:font-pitch="variable" fo:color="#8eb3c8" fo:font-size="75%"/>
      </text:list-level-style-bullet>
      <text:list-level-style-bullet text:level="9" text:bullet-char="n">
        <style:list-level-properties text:space-before="9.631cm" text:min-label-width="0.953cm"/>
        <style:text-properties fo:font-family="Wingdings" style:font-pitch="variable" fo:color="#8eb3c8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Central-business-district-design-template" style:page-layout-name="PM1" draw:style-name="Mdp1">
      <draw:frame draw:name="Rectangle 2" presentation:style-name="Mpr1" draw:text-style-name="MP6" draw:layer="backgroundobjects" svg:width="22.013cm" svg:height="2.963cm" svg:x="1.905cm" svg:y="0.423cm" presentation:class="title">
        <draw:text-box>
          <text:p text:style-name="MP5"><text:span text:style-name="MT1">Click to edit title style</text:span></text:p>
        </draw:text-box>
      </draw:frame>
      <draw:frame draw:name="Rectangle 3" presentation:style-name="Mpr2" draw:text-style-name="MP6" draw:layer="backgroundobjects" svg:width="22.013cm" svg:height="12.7cm" svg:x="1.905cm" svg:y="4.022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6" draw:layer="backgroundobjects" svg:width="4.304cm" svg:height="1.27cm" svg:x="1.905cm" svg:y="17.145cm" presentation:class="date-time">
        <draw:text-box>
          <text:p text:style-name="MP12"><text:span text:style-name="MT6"><text:date style:data-style-name="D1" text:date-value="2019-12-05">12/5/19</text:date></text:span></text:p>
        </draw:text-box>
      </draw:frame>
      <draw:frame draw:name="Rectangle 5" presentation:style-name="Mpr4" draw:text-style-name="MP6" draw:layer="backgroundobjects" svg:width="11.359cm" svg:height="1.27cm" svg:x="6.773cm" svg:y="17.145cm" presentation:class="footer">
        <draw:text-box>
          <text:p/>
        </draw:text-box>
      </draw:frame>
      <draw:frame draw:name="Rectangle 6" presentation:style-name="Mpr3" draw:text-style-name="MP6" draw:layer="backgroundobjects" svg:width="5.292cm" svg:height="1.27cm" svg:x="18.627cm" svg:y="17.145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Central-business-district-design-template-title" draw:layer="backgroundobjects" svg:width="19.798cm" svg:height="11.136cm" svg:x="0.6cm" svg:y="2.257cm" presentation:class="page"/>
        <draw:frame presentation:style-name="Master1-Central-business-district-design-templa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2">
      <draw:frame draw:name="Rectangle 2" presentation:style-name="Mpr7" draw:text-style-name="MP6" draw:layer="backgroundobjects" svg:width="20.743cm" svg:height="2.54cm" svg:x="0.423cm" svg:y="14.429cm" presentation:class="title">
        <draw:text-box>
          <text:p text:style-name="MP14"><text:span text:style-name="MT1">Click to edit Master title style</text:span></text:p>
        </draw:text-box>
      </draw:frame>
      <draw:frame draw:name="Rectangle 3" presentation:style-name="Mpr8" draw:text-style-name="MP6" draw:layer="backgroundobjects" svg:width="17.78cm" svg:height="2.081cm" svg:x="0.423cm" svg:y="16.757cm" presentation:class="subtitle">
        <draw:text-box>
          <text:p text:style-name="MP12"><text:span text:style-name="MT2">Click to edit Master subtitle style</text:span></text:p>
        </draw:text-box>
      </draw:frame>
      <draw:frame draw:name="Rectangle 4" presentation:style-name="Mpr9" draw:text-style-name="MP6" draw:layer="backgroundobjects" svg:width="5.927cm" svg:height="1.323cm" svg:x="1.27cm" svg:y="17.348cm" presentation:class="date-time">
        <draw:text-box>
          <text:p text:style-name="MP14"><text:span text:style-name="MT7"><text:date style:data-style-name="D1" text:date-value="2019-12-05">12/5/19</text:date></text:span></text:p>
        </draw:text-box>
      </draw:frame>
      <draw:frame draw:name="Rectangle 5" presentation:style-name="Mpr10" draw:text-style-name="MP6" draw:layer="backgroundobjects" svg:width="8.043cm" svg:height="1.323cm" svg:x="8.678cm" svg:y="17.348cm" presentation:class="footer">
        <draw:text-box>
          <text:p/>
        </draw:text-box>
      </draw:frame>
      <draw:frame draw:name="Rectangle 6" presentation:style-name="Mpr9" draw:text-style-name="MP6" draw:layer="backgroundobjects" svg:width="5.927cm" svg:height="1.323cm" svg:x="18.203cm" svg:y="17.348cm" presentation:class="page-number">
        <draw:text-box>
          <text:p text:style-name="MP15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6" draw:layer="backgroundobjects" svg:width="22.013cm" svg:height="2.963cm" svg:x="1.905cm" svg:y="0.423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2.013cm" svg:height="12.7cm" svg:x="1.905cm" svg:y="4.022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Rectangle 4" presentation:style-name="Mpr15" draw:text-style-name="MP6" draw:layer="backgroundobjects" svg:width="4.304cm" svg:height="1.27cm" svg:x="1.905cm" svg:y="17.145cm" presentation:class="date-time">
        <draw:text-box>
          <text:p text:style-name="MP12"><text:span text:style-name="MT6"><text:date style:data-style-name="D1" text:date-value="2019-12-05">12/5/19</text:date></text:span></text:p>
        </draw:text-box>
      </draw:frame>
      <draw:frame draw:name="Rectangle 5" presentation:style-name="Mpr16" draw:text-style-name="MP6" draw:layer="backgroundobjects" svg:width="11.359cm" svg:height="1.27cm" svg:x="6.773cm" svg:y="17.145cm" presentation:class="footer">
        <draw:text-box>
          <text:p/>
        </draw:text-box>
      </draw:frame>
      <draw:frame draw:name="Rectangle 6" presentation:style-name="Mpr15" draw:text-style-name="MP6" draw:layer="backgroundobjects" svg:width="5.292cm" svg:height="1.27cm" svg:x="18.627cm" svg:y="17.145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6" draw:layer="backgroundobjects" svg:width="21.59cm" svg:height="3.784cm" svg:x="2.006cm" svg:y="12.241cm" presentation:class="title">
        <draw:text-box>
          <text:p text:style-name="MP14"><text:span text:style-name="MT8">Click to edit Master title style</text:span></text:p>
        </draw:text-box>
      </draw:frame>
      <draw:frame draw:name="Text Placeholder 2" presentation:style-name="Mpr20" draw:text-style-name="MP6" draw:layer="backgroundobjects" svg:width="21.59cm" svg:height="4.167cm" svg:x="2.006cm" svg:y="8.074cm" presentation:class="outline">
        <draw:text-box>
          <text:list text:style-name="ML3">
            <text:list-item>
              <text:p text:style-name="MP16"><text:span text:style-name="MT5">Click to edit Master text styles</text:span></text:p>
            </text:list-item>
          </text:list>
        </draw:text-box>
      </draw:frame>
      <draw:frame draw:name="Rectangle 4" presentation:style-name="Mpr21" draw:text-style-name="MP6" draw:layer="backgroundobjects" svg:width="4.304cm" svg:height="1.27cm" svg:x="1.905cm" svg:y="17.145cm" presentation:class="date-time">
        <draw:text-box>
          <text:p text:style-name="MP12"><text:span text:style-name="MT6"><text:date style:data-style-name="D1" text:date-value="2019-12-05">12/5/19</text:date></text:span></text:p>
        </draw:text-box>
      </draw:frame>
      <draw:frame draw:name="Rectangle 5" presentation:style-name="Mpr22" draw:text-style-name="MP6" draw:layer="backgroundobjects" svg:width="11.359cm" svg:height="1.27cm" svg:x="6.773cm" svg:y="17.145cm" presentation:class="footer">
        <draw:text-box>
          <text:p/>
        </draw:text-box>
      </draw:frame>
      <draw:frame draw:name="Rectangle 6" presentation:style-name="Mpr21" draw:text-style-name="MP6" draw:layer="backgroundobjects" svg:width="5.292cm" svg:height="1.27cm" svg:x="18.627cm" svg:y="17.145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6" draw:layer="backgroundobjects" svg:width="22.013cm" svg:height="2.963cm" svg:x="1.905cm" svg:y="0.423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0.795cm" svg:height="12.7cm" svg:x="1.905cm" svg:y="4.022cm" presentation:class="title">
        <draw:text-box>
          <text:list text:style-name="ML6">
            <text:list-item>
              <text:p text:style-name="MP1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Content Placeholder 3" presentation:style-name="Mpr26" draw:text-style-name="MP6" draw:layer="backgroundobjects" svg:width="10.795cm" svg:height="12.7cm" svg:x="13.123cm" svg:y="4.022cm" presentation:class="title">
        <draw:text-box>
          <text:list text:style-name="ML6">
            <text:list-item>
              <text:p text:style-name="MP1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Rectangle 4" presentation:style-name="Mpr27" draw:text-style-name="MP6" draw:layer="backgroundobjects" svg:width="4.304cm" svg:height="1.27cm" svg:x="1.905cm" svg:y="17.145cm" presentation:class="date-time">
        <draw:text-box>
          <text:p text:style-name="MP12"><text:span text:style-name="MT6"><text:date style:data-style-name="D1" text:date-value="2019-12-05">12/5/19</text:date></text:span></text:p>
        </draw:text-box>
      </draw:frame>
      <draw:frame draw:name="Rectangle 5" presentation:style-name="Mpr28" draw:text-style-name="MP6" draw:layer="backgroundobjects" svg:width="11.359cm" svg:height="1.27cm" svg:x="6.773cm" svg:y="17.145cm" presentation:class="footer">
        <draw:text-box>
          <text:p/>
        </draw:text-box>
      </draw:frame>
      <draw:frame draw:name="Rectangle 6" presentation:style-name="Mpr27" draw:text-style-name="MP6" draw:layer="backgroundobjects" svg:width="5.292cm" svg:height="1.27cm" svg:x="18.627cm" svg:y="17.145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1.223cm" svg:height="1.777cm" svg:x="1.27cm" svg:y="4.264cm" presentation:class="outline">
        <draw:text-box>
          <text:list text:style-name="ML3">
            <text:list-item>
              <text:p text:style-name="MP18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1.223cm" svg:height="10.976cm" svg:x="1.27cm" svg:y="6.041cm" presentation:class="title">
        <draw:text-box>
          <text:list text:style-name="ML6">
            <text:list-item>
              <text:p text:style-name="MP19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9">Third level</text:span><text:span text:style-name="MT9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Text Placeholder 4" presentation:style-name="Mpr32" draw:text-style-name="MP6" draw:layer="backgroundobjects" svg:width="11.227cm" svg:height="1.777cm" svg:x="12.903cm" svg:y="4.264cm" presentation:class="outline">
        <draw:text-box>
          <text:list text:style-name="ML7">
            <text:list-item>
              <text:p text:style-name="MP18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1.227cm" svg:height="10.976cm" svg:x="12.903cm" svg:y="6.041cm" presentation:class="title">
        <draw:text-box>
          <text:list text:style-name="ML6">
            <text:list-item>
              <text:p text:style-name="MP19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9">Third level</text:span><text:span text:style-name="MT9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Rectangle 4" presentation:style-name="Mpr34" draw:text-style-name="MP6" draw:layer="backgroundobjects" svg:width="4.304cm" svg:height="1.27cm" svg:x="1.905cm" svg:y="17.145cm" presentation:class="date-time">
        <draw:text-box>
          <text:p text:style-name="MP12"><text:span text:style-name="MT6"><text:date style:data-style-name="D1" text:date-value="2019-12-05">12/5/19</text:date></text:span></text:p>
        </draw:text-box>
      </draw:frame>
      <draw:frame draw:name="Rectangle 5" presentation:style-name="Mpr35" draw:text-style-name="MP6" draw:layer="backgroundobjects" svg:width="11.359cm" svg:height="1.27cm" svg:x="6.773cm" svg:y="17.145cm" presentation:class="footer">
        <draw:text-box>
          <text:p/>
        </draw:text-box>
      </draw:frame>
      <draw:frame draw:name="Rectangle 6" presentation:style-name="Mpr34" draw:text-style-name="MP6" draw:layer="backgroundobjects" svg:width="5.292cm" svg:height="1.27cm" svg:x="18.627cm" svg:y="17.145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6" draw:layer="backgroundobjects" svg:width="22.013cm" svg:height="2.963cm" svg:x="1.905cm" svg:y="0.423cm" presentation:class="title">
        <draw:text-box>
          <text:p text:style-name="MP5"><text:span text:style-name="MT1">Click to edit Master title style</text:span></text:p>
        </draw:text-box>
      </draw:frame>
      <draw:frame draw:name="Rectangle 4" presentation:style-name="Mpr39" draw:text-style-name="MP6" draw:layer="backgroundobjects" svg:width="4.304cm" svg:height="1.27cm" svg:x="1.905cm" svg:y="17.145cm" presentation:class="date-time">
        <draw:text-box>
          <text:p text:style-name="MP12"><text:span text:style-name="MT6"><text:date style:data-style-name="D1" text:date-value="2019-12-05">12/5/19</text:date></text:span></text:p>
        </draw:text-box>
      </draw:frame>
      <draw:frame draw:name="Rectangle 5" presentation:style-name="Mpr40" draw:text-style-name="MP6" draw:layer="backgroundobjects" svg:width="11.359cm" svg:height="1.27cm" svg:x="6.773cm" svg:y="17.145cm" presentation:class="footer">
        <draw:text-box>
          <text:p/>
        </draw:text-box>
      </draw:frame>
      <draw:frame draw:name="Rectangle 6" presentation:style-name="Mpr39" draw:text-style-name="MP6" draw:layer="backgroundobjects" svg:width="5.292cm" svg:height="1.27cm" svg:x="18.627cm" svg:y="17.145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8">
      <draw:frame draw:name="Rectangle 4" presentation:style-name="Mpr43" draw:text-style-name="MP6" draw:layer="backgroundobjects" svg:width="4.304cm" svg:height="1.27cm" svg:x="1.905cm" svg:y="17.145cm" presentation:class="date-time">
        <draw:text-box>
          <text:p text:style-name="MP12"><text:span text:style-name="MT6"><text:date style:data-style-name="D1" text:date-value="2019-12-05">12/5/19</text:date></text:span></text:p>
        </draw:text-box>
      </draw:frame>
      <draw:frame draw:name="Rectangle 5" presentation:style-name="Mpr44" draw:text-style-name="MP6" draw:layer="backgroundobjects" svg:width="11.359cm" svg:height="1.27cm" svg:x="6.773cm" svg:y="17.145cm" presentation:class="footer">
        <draw:text-box>
          <text:p/>
        </draw:text-box>
      </draw:frame>
      <draw:frame draw:name="Rectangle 6" presentation:style-name="Mpr43" draw:text-style-name="MP6" draw:layer="backgroundobjects" svg:width="5.292cm" svg:height="1.27cm" svg:x="18.627cm" svg:y="17.145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6" draw:layer="backgroundobjects" svg:width="8.356cm" svg:height="3.228cm" svg:x="1.27cm" svg:y="0.758cm" presentation:class="titl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48" draw:text-style-name="MP6" draw:layer="backgroundobjects" svg:width="14.199cm" svg:height="16.259cm" svg:x="9.931cm" svg:y="0.758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6" draw:layer="backgroundobjects" svg:width="8.356cm" svg:height="13.031cm" svg:x="1.27cm" svg:y="3.986cm" presentation:class="outline">
        <draw:text-box>
          <text:list text:style-name="ML3">
            <text:list-item>
              <text:p text:style-name="MP20"><text:span text:style-name="MT13">Click to edit Master text styles</text:span></text:p>
            </text:list-item>
          </text:list>
        </draw:text-box>
      </draw:frame>
      <draw:frame draw:name="Rectangle 4" presentation:style-name="Mpr50" draw:text-style-name="MP6" draw:layer="backgroundobjects" svg:width="4.304cm" svg:height="1.27cm" svg:x="1.905cm" svg:y="17.145cm" presentation:class="date-time">
        <draw:text-box>
          <text:p text:style-name="MP12"><text:span text:style-name="MT6"><text:date style:data-style-name="D1" text:date-value="2019-12-05">12/5/19</text:date></text:span></text:p>
        </draw:text-box>
      </draw:frame>
      <draw:frame draw:name="Rectangle 5" presentation:style-name="Mpr51" draw:text-style-name="MP6" draw:layer="backgroundobjects" svg:width="11.359cm" svg:height="1.27cm" svg:x="6.773cm" svg:y="17.145cm" presentation:class="footer">
        <draw:text-box>
          <text:p/>
        </draw:text-box>
      </draw:frame>
      <draw:frame draw:name="Rectangle 6" presentation:style-name="Mpr50" draw:text-style-name="MP6" draw:layer="backgroundobjects" svg:width="5.292cm" svg:height="1.27cm" svg:x="18.627cm" svg:y="17.145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6" draw:layer="backgroundobjects" svg:width="15.24cm" svg:height="1.574cm" svg:x="4.979cm" svg:y="13.335cm" presentation:class="title">
        <draw:text-box>
          <text:p text:style-name="MP14"><text:span text:style-name="MT12">Click to edit Master title style</text:span></text:p>
        </draw:text-box>
      </draw:frame>
      <draw:frame draw:name="Picture Placeholder 2" presentation:style-name="Mpr55" draw:text-style-name="MP6" draw:layer="backgroundobjects" svg:width="15.24cm" svg:height="11.43cm" svg:x="4.979cm" svg:y="1.702cm" presentation:class="title">
        <draw:text-box>
          <text:p text:style-name="MP12"><text:span text:style-name="MT2">Click icon to add picture</text:span></text:p>
        </draw:text-box>
      </draw:frame>
      <draw:frame draw:name="Text Placeholder 3" presentation:style-name="Mpr56" draw:text-style-name="MP6" draw:layer="backgroundobjects" svg:width="15.24cm" svg:height="2.236cm" svg:x="4.979cm" svg:y="14.909cm" presentation:class="outline">
        <draw:text-box>
          <text:list text:style-name="ML3">
            <text:list-item>
              <text:p text:style-name="MP20"><text:span text:style-name="MT13">Click to edit Master text styles</text:span></text:p>
            </text:list-item>
          </text:list>
        </draw:text-box>
      </draw:frame>
      <draw:frame draw:name="Rectangle 4" presentation:style-name="Mpr57" draw:text-style-name="MP6" draw:layer="backgroundobjects" svg:width="4.304cm" svg:height="1.27cm" svg:x="1.905cm" svg:y="17.145cm" presentation:class="date-time">
        <draw:text-box>
          <text:p text:style-name="MP12"><text:span text:style-name="MT6"><text:date style:data-style-name="D1" text:date-value="2019-12-05">12/5/19</text:date></text:span></text:p>
        </draw:text-box>
      </draw:frame>
      <draw:frame draw:name="Rectangle 5" presentation:style-name="Mpr58" draw:text-style-name="MP6" draw:layer="backgroundobjects" svg:width="11.359cm" svg:height="1.27cm" svg:x="6.773cm" svg:y="17.145cm" presentation:class="footer">
        <draw:text-box>
          <text:p/>
        </draw:text-box>
      </draw:frame>
      <draw:frame draw:name="Rectangle 6" presentation:style-name="Mpr57" draw:text-style-name="MP6" draw:layer="backgroundobjects" svg:width="5.292cm" svg:height="1.27cm" svg:x="18.627cm" svg:y="17.145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6" draw:layer="backgroundobjects" svg:width="22.013cm" svg:height="2.963cm" svg:x="1.905cm" svg:y="0.423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21" draw:layer="backgroundobjects" svg:width="22.013cm" svg:height="12.7cm" svg:x="1.905cm" svg:y="4.022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3" draw:text-style-name="MP6" draw:layer="backgroundobjects" svg:width="4.304cm" svg:height="1.27cm" svg:x="1.905cm" svg:y="17.145cm" presentation:class="date-time">
        <draw:text-box>
          <text:p text:style-name="MP12"><text:span text:style-name="MT6"><text:date style:data-style-name="D1" text:date-value="2019-12-05">12/5/19</text:date></text:span></text:p>
        </draw:text-box>
      </draw:frame>
      <draw:frame draw:name="Rectangle 5" presentation:style-name="Mpr64" draw:text-style-name="MP6" draw:layer="backgroundobjects" svg:width="11.359cm" svg:height="1.27cm" svg:x="6.773cm" svg:y="17.145cm" presentation:class="footer">
        <draw:text-box>
          <text:p/>
        </draw:text-box>
      </draw:frame>
      <draw:frame draw:name="Rectangle 6" presentation:style-name="Mpr63" draw:text-style-name="MP6" draw:layer="backgroundobjects" svg:width="5.292cm" svg:height="1.27cm" svg:x="18.627cm" svg:y="17.145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21" draw:layer="backgroundobjects" svg:width="5.503cm" svg:height="16.298cm" svg:x="18.415cm" svg:y="0.423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21" draw:layer="backgroundobjects" svg:width="16.087cm" svg:height="16.298cm" svg:x="1.905cm" svg:y="0.423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9" draw:text-style-name="MP6" draw:layer="backgroundobjects" svg:width="4.304cm" svg:height="1.27cm" svg:x="1.905cm" svg:y="17.145cm" presentation:class="date-time">
        <draw:text-box>
          <text:p text:style-name="MP12"><text:span text:style-name="MT6"><text:date style:data-style-name="D1" text:date-value="2019-12-05">12/5/19</text:date></text:span></text:p>
        </draw:text-box>
      </draw:frame>
      <draw:frame draw:name="Rectangle 5" presentation:style-name="Mpr70" draw:text-style-name="MP6" draw:layer="backgroundobjects" svg:width="11.359cm" svg:height="1.27cm" svg:x="6.773cm" svg:y="17.145cm" presentation:class="footer">
        <draw:text-box>
          <text:p/>
        </draw:text-box>
      </draw:frame>
      <draw:frame draw:name="Rectangle 6" presentation:style-name="Mpr69" draw:text-style-name="MP6" draw:layer="backgroundobjects" svg:width="5.292cm" svg:height="1.27cm" svg:x="18.627cm" svg:y="17.145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Dev/6.4.0.0.alpha1$MacOSX_X86_64 LibreOffice_project/cc57df8f942f239d29cb575ea5a7cb01405db787</meta:generator>
    <dc:title>Sample PowerPoint File</dc:title>
    <meta:initial-creator>James Falkofske</meta:initial-creator>
    <meta:creation-date>2009-05-06T22:06:09Z</meta:creation-date>
    <dc:date>2019-12-05T23:47:51.967724071</dc:date>
    <meta:editing-cycles>4</meta:editing-cycles>
    <meta:editing-duration>PT7M46S</meta:editing-duration>
    <meta:document-statistic meta:object-count="155"/>
    <meta:template xlink:type="simple" xlink:actuate="onRequest" xlink:title="" xlink:href="./Central%20business%20district%20design%20template"/>
  </office:meta>
</office:document-meta>
</file>